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ans_3.ttf" manifest:media-type="application/x-font-ttf"/>
  <manifest:file-entry manifest:full-path="Fonts/Font_Arial_1.ttf" manifest:media-type="application/x-font-ttf"/>
  <manifest:file-entry manifest:full-path="Fonts/Font_Liberation_Sans_4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</office:font-face-decls>
  <office:automatic-styles>
    <style:style style:name="Таблиця1" style:family="table">
      <style:table-properties style:width="16.228cm" fo:margin-left="0.009cm" fo:margin-top="0cm" fo:margin-bottom="0cm" table:align="left" style:writing-mode="lr-tb"/>
    </style:style>
    <style:style style:name="Таблиця1.A" style:family="table-column">
      <style:table-column-properties style:column-width="16.228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#2e75b6" fo:padding-left="0.353cm" fo:padding-right="0.353cm" fo:padding-top="0.141cm" fo:padding-bottom="0.141cm" fo:border="0.5pt solid #2e75b6">
        <style:background-image/>
      </style:table-cell-properties>
    </style:style>
    <style:style style:name="Таблиця2" style:family="table">
      <style:table-properties style:width="16.228cm" fo:margin-left="0.009cm" fo:margin-top="0cm" fo:margin-bottom="0cm" table:align="left" style:writing-mode="lr-tb"/>
    </style:style>
    <style:style style:name="Таблиця2.A" style:family="table-column">
      <style:table-column-properties style:column-width="4.233cm"/>
    </style:style>
    <style:style style:name="Таблиця2.B" style:family="table-column">
      <style:table-column-properties style:column-width="5.995cm"/>
    </style:style>
    <style:style style:name="Таблиця2.C" style:family="table-column">
      <style:table-column-properties style:column-width="2.118cm"/>
    </style:style>
    <style:style style:name="Таблиця2.D" style:family="table-column">
      <style:table-column-properties style:column-width="3.879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background-color="#2e75b6" fo:padding-left="0.176cm" fo:padding-right="0.176cm" fo:padding-top="0.106cm" fo:padding-bottom="0.106cm" fo:border="0.5pt solid #2e75b6">
        <style:background-image/>
      </style:table-cell-properties>
    </style:style>
    <style:style style:name="Таблиця2.A2" style:family="table-cell">
      <style:table-cell-properties fo:background-color="#f2f2f2" fo:padding-left="0.176cm" fo:padding-right="0.176cm" fo:padding-top="0.106cm" fo:padding-bottom="0.106cm" fo:border="0.5pt solid #cccccc">
        <style:background-image/>
      </style:table-cell-properties>
    </style:style>
    <style:style style:name="Таблиця2.B2" style:family="table-cell">
      <style:table-cell-properties fo:background-color="#ffffff" fo:padding-left="0.176cm" fo:padding-right="0.176cm" fo:padding-top="0.106cm" fo:padding-bottom="0.106cm" fo:border="0.5pt solid #cccccc">
        <style:background-image/>
      </style:table-cell-properties>
    </style:style>
    <style:style style:name="Таблиця2.C2" style:family="table-cell">
      <style:table-cell-properties fo:background-color="#f2f2f2" fo:padding="0.106cm" fo:border="0.5pt solid #cccccc">
        <style:background-image/>
      </style:table-cell-properties>
    </style:style>
    <style:style style:name="Таблиця2.D2" style:family="table-cell">
      <style:table-cell-properties fo:background-color="#e6f3ec" fo:padding-left="0.176cm" fo:padding-right="0.176cm" fo:padding-top="0.106cm" fo:padding-bottom="0.106cm" fo:border="0.5pt solid #cccccc">
        <style:background-image/>
      </style:table-cell-properties>
    </style:style>
    <style:style style:name="Таблиця3" style:family="table">
      <style:table-properties style:width="16.228cm" fo:margin-left="0.009cm" fo:margin-top="0cm" fo:margin-bottom="0cm" table:align="left" style:writing-mode="lr-tb"/>
    </style:style>
    <style:style style:name="Таблиця3.A" style:family="table-column">
      <style:table-column-properties style:column-width="7.761cm"/>
    </style:style>
    <style:style style:name="Таблиця3.B" style:family="table-column">
      <style:table-column-properties style:column-width="8.465cm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fo:background-color="#d6e4f0" fo:padding-left="0.282cm" fo:padding-right="0.282cm" fo:padding-top="0.106cm" fo:padding-bottom="0.106cm" fo:border="0.5pt solid #2e75b6">
        <style:background-image/>
      </style:table-cell-properties>
    </style:style>
    <style:style style:name="Таблиця3.A2" style:family="table-cell">
      <style:table-cell-properties style:vertical-align="" fo:background-color="#ffffff" fo:padding-left="0.247cm" fo:padding-right="0.247cm" fo:padding-top="0.141cm" fo:padding-bottom="0.141cm" fo:border="0.5pt solid #cccccc">
        <style:background-image/>
      </style:table-cell-properties>
    </style:style>
    <style:style style:name="Таблиця3.B2" style:family="table-cell">
      <style:table-cell-properties style:vertical-align="" fo:background-color="#e6f3ec" fo:padding-left="0.247cm" fo:padding-right="0.247cm" fo:padding-top="0.141cm" fo:padding-bottom="0.141cm" fo:border="0.5pt solid #cccccc">
        <style:background-image/>
      </style:table-cell-properties>
    </style:style>
    <style:style style:name="Таблиця4" style:family="table">
      <style:table-properties style:width="16.228cm" fo:margin-left="0.009cm" fo:margin-top="0cm" fo:margin-bottom="0cm" table:align="left" style:writing-mode="lr-tb"/>
    </style:style>
    <style:style style:name="Таблиця4.A" style:family="table-column">
      <style:table-column-properties style:column-width="7.761cm"/>
    </style:style>
    <style:style style:name="Таблиця4.B" style:family="table-column">
      <style:table-column-properties style:column-width="8.465cm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fo:background-color="#d6e4f0" fo:padding-left="0.282cm" fo:padding-right="0.282cm" fo:padding-top="0.106cm" fo:padding-bottom="0.106cm" fo:border="0.5pt solid #2e75b6">
        <style:background-image/>
      </style:table-cell-properties>
    </style:style>
    <style:style style:name="Таблиця4.A2" style:family="table-cell">
      <style:table-cell-properties style:vertical-align="" fo:background-color="#ffffff" fo:padding-left="0.247cm" fo:padding-right="0.247cm" fo:padding-top="0.141cm" fo:padding-bottom="0.141cm" fo:border="0.5pt solid #cccccc">
        <style:background-image/>
      </style:table-cell-properties>
    </style:style>
    <style:style style:name="Таблиця4.B2" style:family="table-cell">
      <style:table-cell-properties style:vertical-align="" fo:background-color="#e6f3ec" fo:padding-left="0.247cm" fo:padding-right="0.247cm" fo:padding-top="0.141cm" fo:padding-bottom="0.141cm" fo:border="0.5pt solid #cccccc">
        <style:background-image/>
      </style:table-cell-properties>
    </style:style>
    <style:style style:name="Таблиця5" style:family="table">
      <style:table-properties style:width="16.228cm" fo:margin-left="0.009cm" fo:margin-top="0cm" fo:margin-bottom="0cm" table:align="left" style:writing-mode="lr-tb"/>
    </style:style>
    <style:style style:name="Таблиця5.A" style:family="table-column">
      <style:table-column-properties style:column-width="7.761cm"/>
    </style:style>
    <style:style style:name="Таблиця5.B" style:family="table-column">
      <style:table-column-properties style:column-width="8.465cm"/>
    </style:style>
    <style:style style:name="Таблиця5.1" style:family="table-row">
      <style:table-row-properties fo:keep-together="auto"/>
    </style:style>
    <style:style style:name="Таблиця5.A1" style:family="table-cell">
      <style:table-cell-properties fo:background-color="#d6e4f0" fo:padding-left="0.282cm" fo:padding-right="0.282cm" fo:padding-top="0.106cm" fo:padding-bottom="0.106cm" fo:border="0.5pt solid #2e75b6">
        <style:background-image/>
      </style:table-cell-properties>
    </style:style>
    <style:style style:name="Таблиця5.A2" style:family="table-cell">
      <style:table-cell-properties style:vertical-align="" fo:background-color="#ffffff" fo:padding-left="0.247cm" fo:padding-right="0.247cm" fo:padding-top="0.141cm" fo:padding-bottom="0.141cm" fo:border="0.5pt solid #cccccc">
        <style:background-image/>
      </style:table-cell-properties>
    </style:style>
    <style:style style:name="Таблиця5.B2" style:family="table-cell">
      <style:table-cell-properties style:vertical-align="" fo:background-color="#e6f3ec" fo:padding-left="0.247cm" fo:padding-right="0.247cm" fo:padding-top="0.141cm" fo:padding-bottom="0.141cm" fo:border="0.5pt solid #cccccc">
        <style:background-image/>
      </style:table-cell-properties>
    </style:style>
    <style:style style:name="Таблиця6" style:family="table">
      <style:table-properties style:width="16.228cm" fo:margin-left="0.009cm" fo:margin-top="0cm" fo:margin-bottom="0cm" table:align="left" style:writing-mode="lr-tb"/>
    </style:style>
    <style:style style:name="Таблиця6.A" style:family="table-column">
      <style:table-column-properties style:column-width="7.761cm"/>
    </style:style>
    <style:style style:name="Таблиця6.B" style:family="table-column">
      <style:table-column-properties style:column-width="8.465cm"/>
    </style:style>
    <style:style style:name="Таблиця6.1" style:family="table-row">
      <style:table-row-properties fo:keep-together="auto"/>
    </style:style>
    <style:style style:name="Таблиця6.A1" style:family="table-cell">
      <style:table-cell-properties fo:background-color="#d6e4f0" fo:padding-left="0.282cm" fo:padding-right="0.282cm" fo:padding-top="0.106cm" fo:padding-bottom="0.106cm" fo:border="0.5pt solid #2e75b6">
        <style:background-image/>
      </style:table-cell-properties>
    </style:style>
    <style:style style:name="Таблиця6.A2" style:family="table-cell">
      <style:table-cell-properties style:vertical-align="" fo:background-color="#ffffff" fo:padding-left="0.247cm" fo:padding-right="0.247cm" fo:padding-top="0.141cm" fo:padding-bottom="0.141cm" fo:border="0.5pt solid #cccccc">
        <style:background-image/>
      </style:table-cell-properties>
    </style:style>
    <style:style style:name="Таблиця6.B2" style:family="table-cell">
      <style:table-cell-properties style:vertical-align="" fo:background-color="#e6f3ec" fo:padding-left="0.247cm" fo:padding-right="0.247cm" fo:padding-top="0.141cm" fo:padding-bottom="0.141cm" fo:border="0.5pt solid #cccccc">
        <style:background-image/>
      </style:table-cell-properties>
    </style:style>
    <style:style style:name="Таблиця7" style:family="table">
      <style:table-properties style:width="16.228cm" fo:margin-left="0.009cm" fo:margin-top="0cm" fo:margin-bottom="0cm" table:align="left" style:writing-mode="lr-tb"/>
    </style:style>
    <style:style style:name="Таблиця7.A" style:family="table-column">
      <style:table-column-properties style:column-width="7.761cm"/>
    </style:style>
    <style:style style:name="Таблиця7.B" style:family="table-column">
      <style:table-column-properties style:column-width="8.465cm"/>
    </style:style>
    <style:style style:name="Таблиця7.1" style:family="table-row">
      <style:table-row-properties fo:keep-together="auto"/>
    </style:style>
    <style:style style:name="Таблиця7.A1" style:family="table-cell">
      <style:table-cell-properties fo:background-color="#d6e4f0" fo:padding-left="0.282cm" fo:padding-right="0.282cm" fo:padding-top="0.106cm" fo:padding-bottom="0.106cm" fo:border="0.5pt solid #2e75b6">
        <style:background-image/>
      </style:table-cell-properties>
    </style:style>
    <style:style style:name="Таблиця7.A2" style:family="table-cell">
      <style:table-cell-properties style:vertical-align="" fo:background-color="#ffffff" fo:padding-left="0.247cm" fo:padding-right="0.247cm" fo:padding-top="0.141cm" fo:padding-bottom="0.141cm" fo:border="0.5pt solid #cccccc">
        <style:background-image/>
      </style:table-cell-properties>
    </style:style>
    <style:style style:name="Таблиця7.B2" style:family="table-cell">
      <style:table-cell-properties style:vertical-align="" fo:background-color="#e6f3ec" fo:padding-left="0.247cm" fo:padding-right="0.247cm" fo:padding-top="0.141cm" fo:padding-bottom="0.141cm" fo:border="0.5pt solid #cccccc">
        <style:background-image/>
      </style:table-cell-properties>
    </style:style>
    <style:style style:name="Таблиця8" style:family="table">
      <style:table-properties style:width="16.228cm" fo:margin-left="0.009cm" fo:margin-top="0cm" fo:margin-bottom="0cm" table:align="left" style:writing-mode="lr-tb"/>
    </style:style>
    <style:style style:name="Таблиця8.A" style:family="table-column">
      <style:table-column-properties style:column-width="7.761cm"/>
    </style:style>
    <style:style style:name="Таблиця8.B" style:family="table-column">
      <style:table-column-properties style:column-width="8.465cm"/>
    </style:style>
    <style:style style:name="Таблиця8.1" style:family="table-row">
      <style:table-row-properties fo:keep-together="auto"/>
    </style:style>
    <style:style style:name="Таблиця8.A1" style:family="table-cell">
      <style:table-cell-properties fo:background-color="#d6e4f0" fo:padding-left="0.282cm" fo:padding-right="0.282cm" fo:padding-top="0.106cm" fo:padding-bottom="0.106cm" fo:border="0.5pt solid #2e75b6">
        <style:background-image/>
      </style:table-cell-properties>
    </style:style>
    <style:style style:name="Таблиця8.A2" style:family="table-cell">
      <style:table-cell-properties style:vertical-align="" fo:background-color="#ffffff" fo:padding-left="0.247cm" fo:padding-right="0.247cm" fo:padding-top="0.141cm" fo:padding-bottom="0.141cm" fo:border="0.5pt solid #cccccc">
        <style:background-image/>
      </style:table-cell-properties>
    </style:style>
    <style:style style:name="Таблиця8.B2" style:family="table-cell">
      <style:table-cell-properties style:vertical-align="" fo:background-color="#e6f3ec" fo:padding-left="0.247cm" fo:padding-right="0.247cm" fo:padding-top="0.141cm" fo:padding-bottom="0.141cm" fo:border="0.5pt solid #cccccc">
        <style:background-image/>
      </style:table-cell-properties>
    </style:style>
    <style:style style:name="Таблиця9" style:family="table">
      <style:table-properties style:width="16.228cm" fo:margin-left="0.009cm" fo:margin-top="0cm" fo:margin-bottom="0cm" table:align="left" style:writing-mode="lr-tb"/>
    </style:style>
    <style:style style:name="Таблиця9.A" style:family="table-column">
      <style:table-column-properties style:column-width="7.761cm"/>
    </style:style>
    <style:style style:name="Таблиця9.B" style:family="table-column">
      <style:table-column-properties style:column-width="8.465cm"/>
    </style:style>
    <style:style style:name="Таблиця9.1" style:family="table-row">
      <style:table-row-properties fo:keep-together="auto"/>
    </style:style>
    <style:style style:name="Таблиця9.A1" style:family="table-cell">
      <style:table-cell-properties fo:background-color="#d6e4f0" fo:padding-left="0.282cm" fo:padding-right="0.282cm" fo:padding-top="0.106cm" fo:padding-bottom="0.106cm" fo:border="0.5pt solid #2e75b6">
        <style:background-image/>
      </style:table-cell-properties>
    </style:style>
    <style:style style:name="Таблиця9.A2" style:family="table-cell">
      <style:table-cell-properties style:vertical-align="" fo:background-color="#ffffff" fo:padding-left="0.247cm" fo:padding-right="0.247cm" fo:padding-top="0.141cm" fo:padding-bottom="0.141cm" fo:border="0.5pt solid #cccccc">
        <style:background-image/>
      </style:table-cell-properties>
    </style:style>
    <style:style style:name="Таблиця9.B2" style:family="table-cell">
      <style:table-cell-properties style:vertical-align="" fo:background-color="#e6f3ec" fo:padding-left="0.247cm" fo:padding-right="0.247cm" fo:padding-top="0.141cm" fo:padding-bottom="0.141cm" fo:border="0.5pt solid #cccccc">
        <style:background-image/>
      </style:table-cell-properties>
    </style:style>
    <style:style style:name="P1" style:family="paragraph" style:parent-style-name="Text_20_body">
      <style:paragraph-properties fo:margin-top="0cm" fo:margin-bottom="0.141cm" style:contextual-spacing="false" fo:line-height="100%" fo:orphans="0" fo:widows="0"/>
      <style:text-properties fo:language="en" fo:country="US" officeooo:rsid="00062b8e" officeooo:paragraph-rsid="00062b8e"/>
    </style:style>
    <style:style style:name="P2" style:family="paragraph" style:parent-style-name="normal" style:master-page-name="Standard">
      <style:paragraph-properties fo:margin-top="0.635cm" fo:margin-bottom="0.353cm" style:contextual-spacing="false" fo:line-height="100%" fo:text-align="center" style:justify-single-word="false" style:page-number="1"/>
    </style:style>
    <style:style style:name="P3" style:family="paragraph" style:parent-style-name="normal">
      <style:paragraph-properties fo:line-height="100%" fo:text-align="center" style:justify-single-word="false" fo:orphans="0" fo:widows="0"/>
    </style:style>
    <style:style style:name="P4" style:family="paragraph" style:parent-style-name="normal">
      <style:paragraph-properties fo:margin-top="0.635cm" fo:margin-bottom="0.353cm" style:contextual-spacing="false" fo:line-height="100%"/>
    </style:style>
    <style:style style:name="P5" style:family="paragraph" style:parent-style-name="normal">
      <style:paragraph-properties fo:margin-top="0cm" fo:margin-bottom="0.106cm" style:contextual-spacing="false" fo:line-height="100%"/>
    </style:style>
    <style:style style:name="P6" style:family="paragraph" style:parent-style-name="normal">
      <style:paragraph-properties fo:line-height="100%" fo:orphans="0" fo:widows="0"/>
    </style:style>
    <style:style style:name="P7" style:family="paragraph" style:parent-style-name="normal">
      <style:paragraph-properties fo:margin-top="0cm" fo:margin-bottom="0.141cm" style:contextual-spacing="false" fo:line-height="100%" fo:orphans="0" fo:widows="0"/>
    </style:style>
    <style:style style:name="P8" style:family="paragraph" style:parent-style-name="normal">
      <style:paragraph-properties fo:margin-top="0cm" fo:margin-bottom="0.141cm" style:contextual-spacing="false" fo:line-height="100%" fo:orphans="0" fo:widows="0" fo:padding="0cm" fo:border-left="none" fo:border-right="none" fo:border-top="none" fo:border-bottom="0.51pt solid #cccccc"/>
    </style:style>
    <style:style style:name="P9" style:family="paragraph" style:parent-style-name="normal">
      <style:paragraph-properties fo:margin-top="0cm" fo:margin-bottom="0.282cm" style:contextual-spacing="false" fo:line-height="100%" fo:orphans="0" fo:widows="0"/>
    </style:style>
    <style:style style:name="P10" style:family="paragraph" style:parent-style-name="normal">
      <style:paragraph-properties fo:margin-top="0cm" fo:margin-bottom="0.106cm" style:contextual-spacing="false" fo:line-height="100%" fo:orphans="0" fo:widows="0"/>
    </style:style>
    <style:style style:name="P11" style:family="paragraph" style:parent-style-name="normal">
      <style:paragraph-properties fo:margin-top="0cm" fo:margin-bottom="0.141cm" style:contextual-spacing="false" fo:line-height="100%" fo:orphans="0" fo:widows="0" fo:padding="0cm" fo:border-left="none" fo:border-right="none" fo:border-top="none" fo:border-bottom="0.51pt solid #cccccc"/>
      <style:text-properties officeooo:paragraph-rsid="000312c6"/>
    </style:style>
    <style:style style:name="P12" style:family="paragraph" style:parent-style-name="normal">
      <style:paragraph-properties fo:line-height="100%" fo:orphans="0" fo:widows="0"/>
      <style:text-properties officeooo:rsid="0000bf53" officeooo:paragraph-rsid="0000bf53"/>
    </style:style>
    <style:style style:name="P13" style:family="paragraph" style:parent-style-name="normal">
      <style:paragraph-properties fo:margin-top="0cm" fo:margin-bottom="0.141cm" style:contextual-spacing="false" fo:line-height="100%" fo:orphans="0" fo:widows="0"/>
      <style:text-properties fo:font-weight="bold" style:font-weight-asian="bold" style:font-weight-complex="bold"/>
    </style:style>
    <style:style style:name="P14" style:family="paragraph" style:parent-style-name="normal">
      <style:paragraph-properties fo:margin-top="0cm" fo:margin-bottom="0.141cm" style:contextual-spacing="false" fo:line-height="100%" fo:orphans="0" fo:widows="0" fo:padding="0cm" fo:border-left="none" fo:border-right="none" fo:border-top="none" fo:border-bottom="0.51pt solid #cccccc"/>
      <style:text-properties fo:font-weight="normal" style:font-weight-asian="normal" style:font-weight-complex="normal"/>
    </style:style>
    <style:style style:name="P15" style:family="paragraph" style:parent-style-name="normal">
      <style:paragraph-properties fo:margin-top="0cm" fo:margin-bottom="0.141cm" style:contextual-spacing="false" fo:line-height="100%" fo:orphans="0" fo:widows="0"/>
      <style:text-properties fo:font-weight="normal" style:font-weight-asian="normal" style:font-weight-complex="normal"/>
    </style:style>
    <style:style style:name="P16" style:family="paragraph" style:parent-style-name="normal">
      <style:paragraph-properties fo:margin-top="0cm" fo:margin-bottom="0.141cm" style:contextual-spacing="false" fo:line-height="100%" fo:orphans="0" fo:widows="0"/>
      <style:text-properties fo:language="en" fo:country="US"/>
    </style:style>
    <style:style style:name="P17" style:family="paragraph" style:parent-style-name="normal">
      <style:paragraph-properties fo:margin-top="0cm" fo:margin-bottom="0.282cm" style:contextual-spacing="false" fo:line-height="100%" fo:orphans="0" fo:widows="0"/>
      <style:text-properties fo:language="en" fo:country="US"/>
    </style:style>
    <style:style style:name="P18" style:family="paragraph" style:parent-style-name="normal">
      <style:paragraph-properties fo:margin-top="0cm" fo:margin-bottom="0.141cm" style:contextual-spacing="false" fo:line-height="100%" fo:orphans="0" fo:widows="0"/>
      <style:text-properties fo:language="en" fo:country="US" officeooo:rsid="00062b8e" officeooo:paragraph-rsid="00062b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 Unicode MS" style:font-name-asian="Arial Unicode MS1" style:font-name-complex="Arial Unicode MS1"/>
    </style:style>
    <style:style style:name="T3" style:family="text">
      <style:text-properties style:font-name="Arial Unicode MS" fo:font-weight="bold" style:font-name-asian="Arial Unicode MS1" style:font-weight-asian="bold" style:font-name-complex="Arial Unicode MS1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312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3"><text:span text:style-name="T1">SOFTWARE REQUIREMENTS SPECIFICATION (SRS)</text:span></text:p>
            <text:p text:style-name="P3">Специфікація вимог до програмного забезпечення</text:p>
          </table:table-cell>
        </table:table-row>
      </table:table>
      <text:p text:style-name="P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header-rows>
          <table:table-row table:style-name="Таблиця2.1">
            <table:table-cell table:style-name="Таблиця2.A1" office:value-type="string">
              <text:p text:style-name="P6"><text:span text:style-name="T1">Поле</text:span></text:p>
            </table:table-cell>
            <table:table-cell table:style-name="Таблиця2.A1" office:value-type="string">
              <text:p text:style-name="P6"><text:span text:style-name="T1"/></text:p>
            </table:table-cell>
            <table:table-cell table:style-name="Таблиця2.A1" office:value-type="string">
              <text:p text:style-name="P6"/>
            </table:table-cell>
            <table:table-cell table:style-name="Таблиця2.A1" office:value-type="string">
              <text:p text:style-name="P6"><text:span text:style-name="T1">Приклад: QuickNote</text:span></text:p>
            </table:table-cell>
          </table:table-row>
        </table:table-header-rows>
        <table:table-row table:style-name="Таблиця2.1">
          <table:table-cell table:style-name="Таблиця2.A2" office:value-type="string">
            <text:p text:style-name="P6"><text:span text:style-name="T1">Назва проєкту</text:span></text:p>
          </table:table-cell>
          <table:table-cell table:style-name="Таблиця2.B2" office:value-type="string">
            <text:p text:style-name="P6">DishGuide</text:p>
          </table:table-cell>
          <table:table-cell table:style-name="Таблиця2.C2" office:value-type="string">
            <text:p text:style-name="P3"><text:span text:style-name="T2">→</text:span></text:p>
          </table:table-cell>
          <table:table-cell table:style-name="Таблиця2.D2" office:value-type="string">
            <text:p text:style-name="P6">QuickNote - онлайн-нотатник</text:p>
          </table:table-cell>
        </table:table-row>
        <table:table-row table:style-name="Таблиця2.1">
          <table:table-cell table:style-name="Таблиця2.A2" office:value-type="string">
            <text:p text:style-name="P6"><text:span text:style-name="T1">Версія документа</text:span></text:p>
          </table:table-cell>
          <table:table-cell table:style-name="Таблиця2.B2" office:value-type="string">
            <text:p text:style-name="P6">0.1</text:p>
          </table:table-cell>
          <table:table-cell table:style-name="Таблиця2.C2" office:value-type="string">
            <text:p text:style-name="P3"><text:span text:style-name="T2">→</text:span></text:p>
          </table:table-cell>
          <table:table-cell table:style-name="Таблиця2.D2" office:value-type="string">
            <text:p text:style-name="P6">v0.1 (draft)</text:p>
          </table:table-cell>
        </table:table-row>
        <table:table-row table:style-name="Таблиця2.1">
          <table:table-cell table:style-name="Таблиця2.A2" office:value-type="string">
            <text:p text:style-name="P6"><text:span text:style-name="T1">Дата</text:span></text:p>
          </table:table-cell>
          <table:table-cell table:style-name="Таблиця2.B2" office:value-type="string">
            <text:p text:style-name="P6">14.03.2026</text:p>
          </table:table-cell>
          <table:table-cell table:style-name="Таблиця2.C2" office:value-type="string">
            <text:p text:style-name="P3"><text:span text:style-name="T2">→</text:span></text:p>
          </table:table-cell>
          <table:table-cell table:style-name="Таблиця2.D2" office:value-type="string">
            <text:p text:style-name="P6">15.02.2025</text:p>
          </table:table-cell>
        </table:table-row>
        <table:table-row table:style-name="Таблиця2.1">
          <table:table-cell table:style-name="Таблиця2.A2" office:value-type="string">
            <text:p text:style-name="P6"><text:span text:style-name="T1">Команда</text:span></text:p>
          </table:table-cell>
          <table:table-cell table:style-name="Таблиця2.B2" office:value-type="string">
            <text:p text:style-name="P12">Іванюк (<text:span text:style-name="T5">lead)</text:span></text:p>
            <text:p text:style-name="P12">Степаненко <text:line-break/>Омельяненко </text:p>
            <text:p text:style-name="P12">Хижняков</text:p>
          </table:table-cell>
          <table:table-cell table:style-name="Таблиця2.C2" office:value-type="string">
            <text:p text:style-name="P3"><text:span text:style-name="T2">→</text:span></text:p>
          </table:table-cell>
          <table:table-cell table:style-name="Таблиця2.D2" office:value-type="string">
            <text:p text:style-name="P6">Іванченко, Петренко, Шевченко</text:p>
          </table:table-cell>
        </table:table-row>
        <table:table-row table:style-name="Таблиця2.1">
          <table:table-cell table:style-name="Таблиця2.A2" office:value-type="string">
            <text:p text:style-name="P6"><text:span text:style-name="T1">Замовник</text:span></text:p>
          </table:table-cell>
          <table:table-cell table:style-name="Таблиця2.B2" office:value-type="string">
            <text:p text:style-name="P6">Стартап Konovalov team</text:p>
          </table:table-cell>
          <table:table-cell table:style-name="Таблиця2.C2" office:value-type="string">
            <text:p text:style-name="P3"><text:span text:style-name="T2">→</text:span></text:p>
          </table:table-cell>
          <table:table-cell table:style-name="Таблиця2.D2" office:value-type="string">
            <text:p text:style-name="P6">Стартап NoteStream LLC</text:p>
          </table:table-cell>
        </table:table-row>
      </table:table>
      <text:p text:style-name="P5"/>
      <text:p text:style-name="P5"/>
      <table:table table:name="Таблиця3" table:style-name="Таблиця3">
        <table:table-column table:style-name="Таблиця3.A"/>
        <table:table-column table:style-name="Таблиця3.B"/>
        <table:table-row table:style-name="Таблиця3.1">
          <table:table-cell table:style-name="Таблиця3.A1" table:number-columns-spanned="2" office:value-type="string">
            <text:p text:style-name="P6"><text:span text:style-name="T1">1. ВСТУП (INTRODUCTION)</text:span></text:p>
          </table:table-cell>
          <table:covered-table-cell/>
        </table:table-row>
        <table:table-row table:style-name="Таблиця3.1">
          <table:table-cell table:style-name="Таблиця3.A2" office:value-type="string">
            <text:p text:style-name="P7"><text:span text:style-name="T6">DishGuide</text:span><text:span text:style-name="T1"> </text:span><text:span text:style-name="T6">- AI-сервіс, що аналізує реальні відгуки відвідувачів і допомагає визначити, які страви найкраще замовити в конкретному ресторані. Система обробляє велику кількість відгуків, оцінок і коментарів, щоб виділити найбільш рекомендовані позиції з меню. Це допомагає клієнтам швидше обрати смачні та популярні страви й уникнути невдалих замовлень. </text:span></text:p>
            <text:p text:style-name="P7"><text:span text:style-name="T4"/></text:p>
            <text:p text:style-name="P6"/>
            <text:p text:style-name="P8"><text:s/></text:p>
            <text:p text:style-name="P8"><text:s/></text:p>
            <text:p text:style-name="P8"><text:s/></text:p>
          </table:table-cell>
          <table:table-cell table:style-name="Таблиця3.B2" office:value-type="string">
            <text:p text:style-name="P7"><text:span text:style-name="T3">✅ Приклад (QuickNote):</text:span></text:p>
            <text:p text:style-name="P10">QuickNote - веб-сервіс для швидкого збереження</text:p>
            <text:p text:style-name="P10">та організації текстових нотаток.</text:p>
            <text:p text:style-name="P10"/>
            <text:p text:style-name="P10">Замовник: стартап NoteStream LLC.</text:p>
            <text:p text:style-name="P10">Проблема: користувачі втрачають важливі думки,</text:p>
            <text:p text:style-name="P10">не маючи зручного інструменту для їх фіксації.</text:p>
            <text:p text:style-name="P10">Цільова аудиторія: студенти та фрілансери</text:p>
            <text:p text:style-name="P10">(вік 18–35, технічно грамотні користувачі).</text:p>
          </table:table-cell>
        </table:table-row>
      </table:table>
      <text:p text:style-name="P5"><text:line-break/><text:line-break/><text:line-break/><text:line-break/></text:p>
      <table:table table:name="Таблиця4" table:style-name="Таблиця4">
        <table:table-column table:style-name="Таблиця4.A"/>
        <table:table-column table:style-name="Таблиця4.B"/>
        <table:table-row table:style-name="Таблиця4.1">
          <table:table-cell table:style-name="Таблиця4.A1" table:number-columns-spanned="2" office:value-type="string">
            <text:p text:style-name="P6"><text:span text:style-name="T1">2. ЗАГАЛЬНИЙ ОПИС (OVERALL DESCRIPTION)</text:span></text:p>
          </table:table-cell>
          <table:covered-table-cell/>
        </table:table-row>
        <table:table-row table:style-name="Таблиця4.1">
          <table:table-cell table:style-name="Таблиця4.A2" office:value-type="string">
            <text:p text:style-name="P7">Відвідувач (незареєстрований) - пошук ресторанів, перегляд топ-страв і рейтингу закладів. <text:s/><text:line-break/><text:line-break/><text:soft-page-break/>Зареєстрований користувач - <text:s/>збереження обраного, персональні рекомендації, отримання сповіщень. <text:line-break/><text:line-break/>Адміністратор - контроль роботи сервісу, оновлення даних, моніторинг зовнішніх API </text:p>
            <text:p text:style-name="P8"><text:s/></text:p>
            <text:p text:style-name="P11"><text:span text:style-name="T7">Залежності: </text:span>Google Places API (дані про ресторани), Apify (збір відгуків), OpenAI (аналіз і генерація рекомендацій).</text:p>
            <text:p text:style-name="P8"><text:s/></text:p>
            <text:p text:style-name="P8"><text:s/></text:p>
          </table:table-cell>
          <table:table-cell table:style-name="Таблиця4.B2" office:value-type="string">
            <text:p text:style-name="P7"><text:span text:style-name="T3">✅ Приклад (QuickNote):</text:span></text:p>
            <text:p text:style-name="P10">Актори:</text:p>
            <text:p text:style-name="P10">• Гість (незареєстрований) - перегляд <text:soft-page-break/>публічних нотаток.</text:p>
            <text:p text:style-name="P10">• Зареєстрований користувач - CRUD нотаток.</text:p>
            <text:p text:style-name="P10">• Адміністратор - управління обліковими записами.</text:p>
            <text:p text:style-name="P10"/>
            <text:p text:style-name="P10">Залежності: SMTP-сервер (email-підтвердження),</text:p>
            <text:p text:style-name="P10">PostgreSQL (зберігання даних).</text:p>
          </table:table-cell>
        </table:table-row>
      </table:table>
      <text:p text:style-name="P5"/>
      <table:table table:name="Таблиця5" table:style-name="Таблиця5">
        <table:table-column table:style-name="Таблиця5.A"/>
        <table:table-column table:style-name="Таблиця5.B"/>
        <table:table-row table:style-name="Таблиця5.1">
          <table:table-cell table:style-name="Таблиця5.A1" table:number-columns-spanned="2" office:value-type="string">
            <text:p text:style-name="P6"><text:span text:style-name="T1">3. ФУНКЦІОНАЛЬНІ ВИМОГИ (FUNCTIONAL REQUIREMENTS)</text:span></text:p>
          </table:table-cell>
          <table:covered-table-cell/>
        </table:table-row>
        <table:table-row table:style-name="Таблиця5.1">
          <table:table-cell table:style-name="Таблиця5.A2" office:value-type="string">
            <text:p text:style-name="P13"><text:span text:style-name="T6">FR-01 [Must]: Система дозволяє користувачу шукати ресторан за назвою або геолокацією.<text:line-break/>FR-02 [Must]: Система надає рекомендації щодо топ-страв ресторану на основі реальних відгуків.<text:line-break/>FR-03 [Must]: Система відображає рейтинг ресторану на основі нагород та відгуків.<text:line-break/>FR-04 [Should]: Користувач може фільтрувати ресторани за типом кухні або нагородами.<text:line-break/>FR-05 [Should]: Зареєстрований користувач може зберігати обрані ресторани та страви.<text:line-break/>FR-06 [Could]: Система надсилає сповіщення про нові ресторани у місті.<text:line-break/>FR-07 [Could]: Користувач може переглядати нові та трендові заклади у своєму місті.<text:line-break/>FR-08 [Must]: Система повинна працювати через мобільний браузер із time-to-response до 3 секунд для пошуку і 5–7 секунд для AI-рекомендацій.<text:line-break/>FR-09 [Must]: Система має бути інтегрована з Google Places API, Apify та OpenAI API для отримання</text:span> <text:span text:style-name="T6">даних та аналізу відгуків.<text:line-break/>FR-10 [Should]: Зареєстрований</text:span> <text:span text:style-name="T6">користувач може отримувати персональні рекомендації на основі історії використання. </text:span></text:p>
            <text:p text:style-name="P14"><text:s/></text:p>
            <text:p text:style-name="P8"><text:s/></text:p>
            <text:p text:style-name="P8"><text:soft-page-break/><text:s/></text:p>
          </table:table-cell>
          <table:table-cell table:style-name="Таблиця5.B2" office:value-type="string">
            <text:p text:style-name="P7"><text:span text:style-name="T3">✅ Приклад (QuickNote):</text:span></text:p>
            <text:p text:style-name="P10">FR-01 [Must]: Система дозволяє реєстрацію через email.</text:p>
            <text:p text:style-name="P10">FR-02 [Must]: Зареєстрований користувач може створювати нотатки (заголовок + текст).</text:p>
            <text:p text:style-name="P10">FR-03 [Must]: Нотатки зберігаються з міткою часу.</text:p>
            <text:p text:style-name="P10">FR-04 [Should]: Підтримується пошук нотаток за ключовими словами.</text:p>
            <text:p text:style-name="P10">FR-05 [Should]: Нотатки можна позначати тегами.</text:p>
            <text:p text:style-name="P10">FR-06 [Could]: Нотатку можна зробити публічною та поділитися посиланням.</text:p>
            <text:p text:style-name="P10">FR-07 [Must]: Користувач може видалити нотатку.</text:p>
            <text:p text:style-name="P10">FR-08 [Should]: Адмін може деактивувати обліковий запис.</text:p>
          </table:table-cell>
        </table:table-row>
      </table:table>
      <text:p text:style-name="P5"/>
      <table:table table:name="Таблиця6" table:style-name="Таблиця6">
        <table:table-column table:style-name="Таблиця6.A"/>
        <table:table-column table:style-name="Таблиця6.B"/>
        <table:table-row table:style-name="Таблиця6.1">
          <table:table-cell table:style-name="Таблиця6.A1" table:number-columns-spanned="2" office:value-type="string">
            <text:p text:style-name="P6"><text:span text:style-name="T1">4. НЕФУНКЦІОНАЛЬНІ ВИМОГИ (NON-FUNCTIONAL REQUIREMENTS)</text:span></text:p>
          </table:table-cell>
          <table:covered-table-cell/>
        </table:table-row>
        <table:table-row table:style-name="Таблиця6.1">
          <table:table-cell table:style-name="Таблиця6.A2" office:value-type="string">
            <text:p text:style-name="P7"><text:span text:style-name="T6">NFR-P-01 [Must]: Час відповіді для пошуку ресторану ≤ 3 секунд при помірному навантаженні.<text:line-break/>NFR-P-02 [Must]: Час відповіді для генерації AI-рекомендацій ≤ 7 секунд.</text:span><text:span text:style-name="T1"> </text:span></text:p>
            <text:p text:style-name="P15">NFR-S-01 [Must]: Дані користувачів та геолокація збираються тільки після отримання Cookie consent (GDPR/CCPA).<text:line-break/>NFR-S-02 [Must]: Всі API-запити здійснюються через HTTPS (TLS 1.2+). </text:p>
            <text:p text:style-name="P8"><text:span text:style-name="T6"><text:s/></text:span>NFR-U-01 [Should]: Інтерфейс адаптивний та оптимізований для мобільних пристроїв (mobile-first).<text:line-break/>NFR-U-02 [Could]: Зареєстрований користувач може зберігати обрані ресторани та страви для швидкого доступу. <text:line-break/>NFR-R-01 [Must]: Uptime сервісу ≥ 99% із критичними годинами роботи вечір/вихідні.<text:line-break/>NFR-R-02 [Must]: Система повинна продовжувати працювати при тимчасовому збої одного з зовнішніх API (Graceful degradation) <text:line-break/>NFR-SC-01 [Should]: Система здатна обробляти зростання користувачів із тисяч до десятків тисяч на місяць без значного падіння продуктивності.<text:line-break/>NFR-SC-02 [Could]: Можливість додавати нові міста та ресторани без перезапуску сервісу. </text:p>
            <text:p text:style-name="P8"><text:s/></text:p>
            <text:p text:style-name="P8"><text:s/></text:p>
          </table:table-cell>
          <table:table-cell table:style-name="Таблиця6.B2" office:value-type="string">
            <text:p text:style-name="P7"><text:span text:style-name="T3">✅ Приклад (QuickNote):</text:span></text:p>
            <text:p text:style-name="P10">NFR-P-01: Час відповіді для 95% операцій &lt; 2 с при 500 одночасних користувачів.</text:p>
            <text:p text:style-name="P10"><text:span text:style-name="T2">NFR-S-01: Паролі зберігаються у вигляді bcrypt-хешів (cost factor ≥ 12).</text:span></text:p>
            <text:p text:style-name="P10">NFR-S-02: HTTPS обов'язковий (TLS 1.2+).</text:p>
            <text:p text:style-name="P10">NFR-U-01: Інтерфейс адаптивний: підтримка екранів 320px–2560px.</text:p>
            <text:p text:style-name="P10"><text:span text:style-name="T2">NFR-R-01: Uptime ≥ 99.5% (не більше 22 год/місяць недоступності).</text:span></text:p>
            <text:p text:style-name="P10">NFR-R-02: Автоматичний backup БД раз на 24 год.</text:p>
          </table:table-cell>
        </table:table-row>
      </table:table>
      <text:p text:style-name="P5"/>
      <table:table table:name="Таблиця7" table:style-name="Таблиця7">
        <table:table-column table:style-name="Таблиця7.A"/>
        <table:table-column table:style-name="Таблиця7.B"/>
        <table:table-row table:style-name="Таблиця7.1">
          <table:table-cell table:style-name="Таблиця7.A1" table:number-columns-spanned="2" office:value-type="string">
            <text:p text:style-name="P6"><text:span text:style-name="T1">5. ОБМЕЖЕННЯ (CONSTRAINTS)</text:span></text:p>
          </table:table-cell>
          <table:covered-table-cell/>
        </table:table-row>
        <table:table-row table:style-name="Таблиця7.1">
          <table:table-cell table:style-name="Таблиця7.A2" office:value-type="string">
            <text:p text:style-name="P7"><text:span text:style-name="T6">C-01: Система повинна використовувати </text:span><text:span text:style-name="Strong_20_Emphasis"><text:span text:style-name="T6">Google Places API</text:span></text:span><text:span text:style-name="T6"> для отримання даних про ресторани.<text:line-break/>C-02: Збір відгуків здійснюється</text:span><text:span text:style-name="T1"> </text:span><text:span text:style-name="T6">через </text:span><text:span text:style-name="Strong_20_Emphasis"><text:span text:style-name="T6">Apify</text:span></text:span><text:span text:style-name="T6">, інший спосіб збору даних не передбачений.<text:line-break/>C-03: Аналіз тексту відгуків і генерація рекомендацій виконується через </text:span><text:span text:style-name="Strong_20_Emphasis"><text:span text:style-name="T6">OpenAI API</text:span></text:span><text:span text:style-name="T6">.<text:line-break/>C-04: Інфраструктура сервісу повинна </text:span><text:soft-page-break/><text:span text:style-name="T6">бути </text:span><text:span text:style-name="Strong_20_Emphasis"><text:span text:style-name="T6">хмарною</text:span></text:span><text:span text:style-name="T6">, оскільки продукт створюється як онлайн-сервіс.<text:line-break/>C-05: Бюджет проєкту обмежений — продукт розробляється як </text:span><text:span text:style-name="Strong_20_Emphasis"><text:span text:style-name="T6">MVP з мінімальним бюджетом (bootstrapped)</text:span></text:span><text:span text:style-name="T6">.<text:line-break/>C-06: Сервіс повинен відповідати </text:span><text:span text:style-name="Strong_20_Emphasis"><text:span text:style-name="T6">GDPR/CCPA</text:span></text:span><text:span text:style-name="T6"> при зборі геолокації та поведінкових даних користувачів.<text:line-break/>C-07: Використання відгуків повинно враховувати </text:span><text:span text:style-name="Strong_20_Emphasis"><text:span text:style-name="T6">правові обмеження та ToS сторонніх платформ</text:span></text:span><text:span text:style-name="T6"> (Google/Yelp).</text:span><text:span text:style-name="T1"> </text:span></text:p>
            <text:p text:style-name="P9"><text:span text:style-name="T4"/></text:p>
            <text:p text:style-name="P6"/>
            <text:p text:style-name="P8"><text:s/></text:p>
            <text:p text:style-name="P8"><text:s/></text:p>
            <text:p text:style-name="P8"><text:s/></text:p>
          </table:table-cell>
          <table:table-cell table:style-name="Таблиця7.B2" office:value-type="string">
            <text:p text:style-name="P7"><text:span text:style-name="T3">✅ Приклад (QuickNote):</text:span></text:p>
            <text:p text:style-name="P10">C-01: Back-end реалізується на Python (FastAPI або Django).</text:p>
            <text:p text:style-name="P10">C-02: Розгортання - Docker-контейнери на VPS.</text:p>
            <text:p text:style-name="P10">C-03: Бюджет: до $500/рік на інфраструктуру.</text:p>
            <text:p text:style-name="P10">C-04: Дедлайн MVP: 3 місяці від дати підписання контракту.</text:p>
            <text:p text:style-name="P10"><text:soft-page-break/>C-05: Відповідність GDPR (права користувача на видалення даних).</text:p>
          </table:table-cell>
        </table:table-row>
      </table:table>
      <text:p text:style-name="P5"/>
      <table:table table:name="Таблиця8" table:style-name="Таблиця8">
        <table:table-column table:style-name="Таблиця8.A"/>
        <table:table-column table:style-name="Таблиця8.B"/>
        <table:table-row table:style-name="Таблиця8.1">
          <table:table-cell table:style-name="Таблиця8.A1" table:number-columns-spanned="2" office:value-type="string">
            <text:p text:style-name="P6"><text:span text:style-name="T1">6. ГЛОСАРІЙ (GLOSSARY)</text:span></text:p>
          </table:table-cell>
          <table:covered-table-cell/>
        </table:table-row>
        <table:table-row table:style-name="Таблиця8.1">
          <table:table-cell table:style-name="Таблиця8.A2" office:value-type="string">
            <text:p text:style-name="P1"><text:span text:style-name="Strong_20_Emphasis"><text:span text:style-name="T6">Ресторан (Restaurant)</text:span></text:span><text:span text:style-name="T6"> - заклад громадського харчування, для якого система збирає дані, відгуки та рекомендації страв.</text:span></text:p>
            <text:p text:style-name="Text_20_body"><text:span text:style-name="Strong_20_Emphasis"><text:span text:style-name="T6">Відгук (Review)</text:span></text:span> - текстовий коментар користувача про ресторан або страву, що використовується системою для аналізу якості.</text:p>
            <text:p text:style-name="Text_20_body"><text:span text:style-name="Strong_20_Emphasis"><text:span text:style-name="T6">Рекомендація страв (Dish Recommendation)</text:span></text:span> - список страв, які система пропонує замовити на основі аналізу відгуків.</text:p>
            <text:p text:style-name="Text_20_body"><text:span text:style-name="Strong_20_Emphasis"><text:span text:style-name="T6">AI-аналіз (AI Analysis)</text:span></text:span><text:span text:style-name="T6"> </text:span><text:s/>обробка текстових відгуків за допомогою штучного інтелекту для визначення популярних або найкращих страв.</text:p>
            <text:p text:style-name="Text_20_body"><text:span text:style-name="Strong_20_Emphasis"><text:span text:style-name="T6">API (Application Programming Interface)</text:span></text:span> - інтерфейс, через який система отримує дані від сторонніх сервісів (Google Places, Apify, OpenAI).</text:p>
            <text:p text:style-name="Text_20_body"><text:span text:style-name="Strong_20_Emphasis"><text:span text:style-name="T6">MVP (Minimum Viable Product)</text:span></text:span> - мінімальна версія продукту з базовою функціональністю, необхідною для запуску сервісу.</text:p>
            <text:p text:style-name="Text_20_body"><text:span text:style-name="Strong_20_Emphasis"><text:span text:style-name="T6">GDPR (General Data Protection Regulation)</text:span></text:span> - регламент ЄС щодо <text:soft-page-break/>захисту персональних даних користувачів.</text:p>
            <text:p text:style-name="Text_20_body"><text:span text:style-name="Strong_20_Emphasis"><text:span text:style-name="T6">Геолокація (Geolocation)</text:span></text:span> - дані про місцезнаходження користувача, які використовуються для пошуку ресторанів поблизу.</text:p>
            <text:p text:style-name="P18"><text:span text:style-name="T1"/></text:p>
            <text:p text:style-name="P8"><text:s/></text:p>
            <text:p text:style-name="P8"><text:s/></text:p>
            <text:p text:style-name="P8"><text:s/></text:p>
          </table:table-cell>
          <table:table-cell table:style-name="Таблиця8.B2" office:value-type="string">
            <text:p text:style-name="P7"><text:span text:style-name="T3">✅ Приклад (QuickNote):</text:span></text:p>
            <text:p text:style-name="P10">Нотатка (Note) - текстовий запис з заголовком, тілом та міткою часу.</text:p>
            <text:p text:style-name="P10">Тег (Tag) - коротке ключове слово для класифікації нотатки.</text:p>
            <text:p text:style-name="P10">MVP (Minimum Viable Product) - мінімальна версія продукту з базовою функціональністю.</text:p>
            <text:p text:style-name="P10">GDPR - регуляторний акт ЄС щодо захисту персональних даних.</text:p>
            <text:p text:style-name="P10">CRUD - Create, Read, Update, Delete (базові операції над даними).</text:p>
          </table:table-cell>
        </table:table-row>
      </table:table>
      <text:p text:style-name="P5"/>
      <table:table table:name="Таблиця9" table:style-name="Таблиця9">
        <table:table-column table:style-name="Таблиця9.A"/>
        <table:table-column table:style-name="Таблиця9.B"/>
        <table:table-row table:style-name="Таблиця9.1">
          <table:table-cell table:style-name="Таблиця9.A1" table:number-columns-spanned="2" office:value-type="string">
            <text:p text:style-name="P6"><text:span text:style-name="T1">7. МАТРИЦЯ ВІДСТЕЖУВАНОСТІ (TRACEABILITY MATRIX)</text:span></text:p>
          </table:table-cell>
          <table:covered-table-cell/>
        </table:table-row>
        <table:table-row table:style-name="Таблиця9.1">
          <table:table-cell table:style-name="Таблиця9.A2" office:value-type="string">
            <text:p text:style-name="P15">FR-01 → Питання 2.1 (основні дії користувача) → Тест: користувач вводить назву ресторану і система повертає результати пошуку.</text:p>
            <text:p text:style-name="P15"/>
            <text:p text:style-name="P15">FR-02 → Питання 1.1, 5.1 (основна функція продукту) → Тест: після вибору ресторану система показує список рекомендованих страв.</text:p>
            <text:p text:style-name="P15"/>
            <text:p text:style-name="P15">FR-03 → Питання 2.1 (основні дії) → Тест: система відображає рейтинг ресторану на основі відгуків та нагород.</text:p>
            <text:p text:style-name="P15"/>
            <text:p text:style-name="P15">FR-04 → Питання 2.1 (фільтри) → Тест: користувач застосовує фільтр за типом кухні і отримує відфільтрований список ресторанів.</text:p>
            <text:p text:style-name="P15"/>
            <text:p text:style-name="P15">FR-05 → Питання 2.2 (бажані функції) → Тест: зареєстрований користувач зберігає ресторан у список обраного.</text:p>
            <text:p text:style-name="P15"/>
            <text:p text:style-name="P15">FR-06 → Питання 2.2, 2.5 (сповіщення) → Тест: система надсилає повідомлення про нові ресторани у місті користувача.</text:p>
            <text:p text:style-name="P7"><text:span text:style-name="T1"/></text:p>
            <text:p text:style-name="P15">FR-07 → Питання 2.1 (перегляд трендових закладів) → Тест: користувач відкриває сторінку і бачить список нових або популярних ресторанів.</text:p>
            <text:p text:style-name="P15"><text:soft-page-break/></text:p>
            <text:p text:style-name="P15">FR-08 → Питання 3.2 (time-to-response) → Тест: пошук ресторану виконується ≤ 3 секунд, AI-рекомендації ≤ 7 секунд.</text:p>
            <text:p text:style-name="P14"><text:s/></text:p>
            <text:p text:style-name="P8"><text:s/></text:p>
            <text:p text:style-name="P8"><text:s/></text:p>
          </table:table-cell>
          <table:table-cell table:style-name="Таблиця9.B2" office:value-type="string">
            <text:p text:style-name="P7"><text:span text:style-name="T3">✅ Приклад (QuickNote):</text:span></text:p>
            <text:p text:style-name="P10"><text:span text:style-name="T2">FR-01 → Питання 2.3 (ролі) → Тест: реєстрація нового email.</text:span></text:p>
            <text:p text:style-name="P10"><text:span text:style-name="T2">FR-02 → Питання 2.1 (основні дії) → Тест: створення нотатки з текстом.</text:span></text:p>
            <text:p text:style-name="P10"><text:span text:style-name="T2">FR-04 → Питання 2.2 (бажані функції) → Тест: пошук за ключовим словом.</text:span></text:p>
            <text:p text:style-name="P10"><text:span text:style-name="T2">NFR-P-01 → Питання 3.2 (time-to-response) → JMeter тест 500 users.</text:span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3-14T16:21:23.132000000</dc:date>
    <meta:editing-duration>PT15M31S</meta:editing-duration>
    <meta:editing-cycles>3</meta:editing-cycles>
    <meta:generator>Edit_Docx_PLUS/7.4.0.3$Windows_X86_64 LibreOffice_project/</meta:generator>
    <meta:document-statistic meta:table-count="9" meta:image-count="0" meta:object-count="0" meta:page-count="6" meta:paragraph-count="126" meta:word-count="1088" meta:character-count="8308" meta:non-whitespace-character-count="7284"/>
  </office:meta>
</office:document-meta>
</file>